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有力">
            <text:p>有力</text:p>
          </table:table-cell>
          <table:table-cell office:value-type="string" office:value="ゆうりょく">
            <text:p>ゆうりょく</text:p>
          </table:table-cell>
          <table:table-cell office:value-type="string" office:value="powerful, influential">
            <text:p>powerful, influenti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都市はオリンピックの有力な候補地です。">
            <text:p>あの都市はオリンピックの有力な候補地です。</text:p>
          </table:table-cell>
          <table:table-cell office:value-type="string" office:value="あの とし は オリンピック の ゆうりょくな こうほ ち です。">
            <text:p>あの とし は オリンピック の ゆうりょくな こうほ ち です。</text:p>
          </table:table-cell>
          <table:table-cell office:value-type="string" office:value="That city is a strong candidate to host the Olympics.">
            <text:p>That city is a strong candidate to host the Olymp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祈り">
            <text:p>祈り</text:p>
          </table:table-cell>
          <table:table-cell office:value-type="string" office:value="いのり">
            <text:p>いのり</text:p>
          </table:table-cell>
          <table:table-cell office:value-type="string" office:value="prayer">
            <text:p>pray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日、国民は平和への祈りをささげるの。">
            <text:p>その日、国民は平和への祈りをささげるの。</text:p>
          </table:table-cell>
          <table:table-cell office:value-type="string" office:value="その ひ、こくみん は へいわ へ の いのり を ささげる の。">
            <text:p>その ひ、こくみん は へいわ へ の いのり を ささげる の。</text:p>
          </table:table-cell>
          <table:table-cell office:value-type="string" office:value="People pray for peace on that day.">
            <text:p>People pray for peace on that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秘書">
            <text:p>秘書</text:p>
          </table:table-cell>
          <table:table-cell office:value-type="string" office:value="ひしょ">
            <text:p>ひしょ</text:p>
          </table:table-cell>
          <table:table-cell office:value-type="string" office:value="secretary">
            <text:p>secret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秘書はとても優秀です。">
            <text:p>私の秘書はとても優秀です。</text:p>
          </table:table-cell>
          <table:table-cell office:value-type="string" office:value="わたし の ひしょ は とても ゆうしゅう です。">
            <text:p>わたし の ひしょ は とても ゆうしゅう です。</text:p>
          </table:table-cell>
          <table:table-cell office:value-type="string" office:value="My secretary is quite exceptional.">
            <text:p>My secretary is quite exception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成">
            <text:p>合成</text:p>
          </table:table-cell>
          <table:table-cell office:value-type="string" office:value="ごうせい">
            <text:p>ごうせい</text:p>
          </table:table-cell>
          <table:table-cell office:value-type="string" office:value="composition, synthesis">
            <text:p>composition, synthesi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ソフトで画像を合成できます。">
            <text:p>このソフトで画像を合成できます。</text:p>
          </table:table-cell>
          <table:table-cell office:value-type="string" office:value="この ソフト で がぞう を ごうせい できます。">
            <text:p>この ソフト で がぞう を ごうせい できます。</text:p>
          </table:table-cell>
          <table:table-cell office:value-type="string" office:value="Images can be synthesized with this software.">
            <text:p>Images can be synthesized with this softw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組み込む">
            <text:p>組み込む</text:p>
          </table:table-cell>
          <table:table-cell office:value-type="string" office:value="くみこむ">
            <text:p>くみこむ</text:p>
          </table:table-cell>
          <table:table-cell office:value-type="string" office:value="incorporate, introduce (something) into">
            <text:p>incorporate, introduce (something) in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キャンペーンに新しいイベントを組み込みました。">
            <text:p>キャンペーンに新しいイベントを組み込みました。</text:p>
          </table:table-cell>
          <table:table-cell office:value-type="string" office:value="キャンペーン に あたらしい イベント を くみこみました。">
            <text:p>キャンペーン に あたらしい イベント を くみこみました。</text:p>
          </table:table-cell>
          <table:table-cell office:value-type="string" office:value="We introduced a new event into the campaign.">
            <text:p>We introduced a new event into the campaig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担">
            <text:p>分担</text:p>
          </table:table-cell>
          <table:table-cell office:value-type="string" office:value="ぶんたん">
            <text:p>ぶんたん</text:p>
          </table:table-cell>
          <table:table-cell office:value-type="string" office:value="share, allotment">
            <text:p>share, allo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夫婦は家事を分担しています。">
            <text:p>私たち夫婦は家事を分担しています。</text:p>
          </table:table-cell>
          <table:table-cell office:value-type="string" office:value="わたし たち ふうふ は かじ を ぶんたん して います。">
            <text:p>わたし たち ふうふ は かじ を ぶんたん して います。</text:p>
          </table:table-cell>
          <table:table-cell office:value-type="string" office:value="My wife and I share the housework.">
            <text:p>My wife and I share the house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え">
            <text:p>教え</text:p>
          </table:table-cell>
          <table:table-cell office:value-type="string" office:value="おしえ">
            <text:p>おしえ</text:p>
          </table:table-cell>
          <table:table-cell office:value-type="string" office:value="teachings to follow">
            <text:p>teachings to foll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の教えは「自分に厳しく」です。">
            <text:p>父の教えは「自分に厳しく」です。</text:p>
          </table:table-cell>
          <table:table-cell office:value-type="string" office:value="ちち の おしえ は 「じぶん に きびしく」 です。">
            <text:p>ちち の おしえ は 「じぶん に きびしく」 です。</text:p>
          </table:table-cell>
          <table:table-cell office:value-type="string" office:value="My father told me to be strict with myself.">
            <text:p>My father told me to be strict with my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固める">
            <text:p>固める</text:p>
          </table:table-cell>
          <table:table-cell office:value-type="string" office:value="かためる">
            <text:p>かためる</text:p>
          </table:table-cell>
          <table:table-cell office:value-type="string" office:value="make (something) firm">
            <text:p>make (something) firm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もう決心を固めたの。">
            <text:p>私はもう決心を固めたの。</text:p>
          </table:table-cell>
          <table:table-cell office:value-type="string" office:value="わたし は もう けっしん を かためた の。">
            <text:p>わたし は もう けっしん を かためた の。</text:p>
          </table:table-cell>
          <table:table-cell office:value-type="string" office:value="I've already made up my mind.">
            <text:p>I've already made up my m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禁じる">
            <text:p>禁じる</text:p>
          </table:table-cell>
          <table:table-cell office:value-type="string" office:value="きんじる">
            <text:p>きんじる</text:p>
          </table:table-cell>
          <table:table-cell office:value-type="string" office:value="prohibit, ban">
            <text:p>prohibit, ba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市は昨年から歩きタバコを禁じているの。">
            <text:p>市は昨年から歩きタバコを禁じているの。</text:p>
          </table:table-cell>
          <table:table-cell office:value-type="string" office:value="し は さくねん から あるき タバコ を きんじて いる の。">
            <text:p>し は さくねん から あるき タバコ を きんじて いる の。</text:p>
          </table:table-cell>
          <table:table-cell office:value-type="string" office:value="The city has banned smoking while walking since last year.">
            <text:p>The city has banned smoking while walking since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定年">
            <text:p>定年</text:p>
          </table:table-cell>
          <table:table-cell office:value-type="string" office:value="ていねん">
            <text:p>ていねん</text:p>
          </table:table-cell>
          <table:table-cell office:value-type="string" office:value="(mandatory) retirement age">
            <text:p>(mandatory) retirement 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来年定年を迎える。">
            <text:p>彼は来年定年を迎える。</text:p>
          </table:table-cell>
          <table:table-cell office:value-type="string" office:value="かれ は らいねん ていねん を むかえる。">
            <text:p>かれ は らいねん ていねん を むかえる。</text:p>
          </table:table-cell>
          <table:table-cell office:value-type="string" office:value="He'll be retiring next year.">
            <text:p>He'll be retiring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信念">
            <text:p>信念</text:p>
          </table:table-cell>
          <table:table-cell office:value-type="string" office:value="しんねん">
            <text:p>しんねん</text:p>
          </table:table-cell>
          <table:table-cell office:value-type="string" office:value="belief, conviction">
            <text:p>belief, convi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自分の信念に従いたいと思います。">
            <text:p>自分の信念に従いたいと思います。</text:p>
          </table:table-cell>
          <table:table-cell office:value-type="string" office:value="じぶん の しんねん に したがいたい と おもいます。">
            <text:p>じぶん の しんねん に したがいたい と おもいます。</text:p>
          </table:table-cell>
          <table:table-cell office:value-type="string" office:value="I want to follow my belief.">
            <text:p>I want to follow my belie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り込む">
            <text:p>乗り込む</text:p>
          </table:table-cell>
          <table:table-cell office:value-type="string" office:value="のりこむ">
            <text:p>のりこむ</text:p>
          </table:table-cell>
          <table:table-cell office:value-type="string" office:value="go aboard, get on (a train etc.)">
            <text:p>go aboard, get on (a train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あの駅で学生がたくさん乗り込んだね。">
            <text:p>あの駅で学生がたくさん乗り込んだね。</text:p>
          </table:table-cell>
          <table:table-cell office:value-type="string" office:value="あの えき で がくせい が たくさん のりこんだ ね。">
            <text:p>あの えき で がくせい が たくさん のりこんだ ね。</text:p>
          </table:table-cell>
          <table:table-cell office:value-type="string" office:value="A lot of students got on at that station.">
            <text:p>A lot of students got on at that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班">
            <text:p>班</text:p>
          </table:table-cell>
          <table:table-cell office:value-type="string" office:value="はん">
            <text:p>はん</text:p>
          </table:table-cell>
          <table:table-cell office:value-type="string" office:value="group, squad">
            <text:p>group, squa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班のメンバーは5人です。">
            <text:p>班のメンバーは5人です。</text:p>
          </table:table-cell>
          <table:table-cell office:value-type="string" office:value="はん の メンバー は 5 にん です。">
            <text:p>はん の メンバー は 5 にん です。</text:p>
          </table:table-cell>
          <table:table-cell office:value-type="string" office:value="There are five members in the group.">
            <text:p>There are five members in the gro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わす">
            <text:p>交わす</text:p>
          </table:table-cell>
          <table:table-cell office:value-type="string" office:value="かわす">
            <text:p>かわす</text:p>
          </table:table-cell>
          <table:table-cell office:value-type="string" office:value="exchange (words etc.)">
            <text:p>exchange (words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私と再会の約束を交わした。">
            <text:p>彼は私と再会の約束を交わした。</text:p>
          </table:table-cell>
          <table:table-cell office:value-type="string" office:value="かれ は わたし と さいかい の やくそく を かわした。">
            <text:p>かれ は わたし と さいかい の やくそく を かわした。</text:p>
          </table:table-cell>
          <table:table-cell office:value-type="string" office:value="He and I promised that we'd meet again.">
            <text:p>He and I promised that we'd meet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倒産">
            <text:p>倒産</text:p>
          </table:table-cell>
          <table:table-cell office:value-type="string" office:value="とうさん">
            <text:p>とうさん</text:p>
          </table:table-cell>
          <table:table-cell office:value-type="string" office:value="bankruptcy, going out of business">
            <text:p>bankruptcy, going out of busi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社が倒産しました。">
            <text:p>会社が倒産しました。</text:p>
          </table:table-cell>
          <table:table-cell office:value-type="string" office:value="かいしゃ が とうさん しました。">
            <text:p>かいしゃ が とうさん しました。</text:p>
          </table:table-cell>
          <table:table-cell office:value-type="string" office:value="The company went bankrupt.">
            <text:p>The company went bankrup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扱い">
            <text:p>取り扱い</text:p>
          </table:table-cell>
          <table:table-cell office:value-type="string" office:value="とりあつかい">
            <text:p>とりあつかい</text:p>
          </table:table-cell>
          <table:table-cell office:value-type="string" office:value="handling, dealing with">
            <text:p>handling, dealing wi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機械は取り扱いに注意してください。">
            <text:p>この機械は取り扱いに注意してください。</text:p>
          </table:table-cell>
          <table:table-cell office:value-type="string" office:value="この きかい は とりあつかい に ちゅうい して ください。">
            <text:p>この きかい は とりあつかい に ちゅうい して ください。</text:p>
          </table:table-cell>
          <table:table-cell office:value-type="string" office:value="Be careful when handling this machine.">
            <text:p>Be careful when handling this mac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振り">
            <text:p>振り</text:p>
          </table:table-cell>
          <table:table-cell office:value-type="string" office:value="ふり">
            <text:p>ふり</text:p>
          </table:table-cell>
          <table:table-cell office:value-type="string" office:value="swing, shake">
            <text:p>swing, sha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バットの振りが大きすぎる。">
            <text:p>彼はバットの振りが大きすぎる。</text:p>
          </table:table-cell>
          <table:table-cell office:value-type="string" office:value="かれ は バット の ふり が おおき すぎる。">
            <text:p>かれ は バット の ふり が おおき すぎる。</text:p>
          </table:table-cell>
          <table:table-cell office:value-type="string" office:value="He swings the bat too wide.">
            <text:p>He swings the bat too w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疲労">
            <text:p>疲労</text:p>
          </table:table-cell>
          <table:table-cell office:value-type="string" office:value="ひろう">
            <text:p>ひろう</text:p>
          </table:table-cell>
          <table:table-cell office:value-type="string" office:value="fatigue">
            <text:p>fatigu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部下が疲労で倒れたの。">
            <text:p>部下が疲労で倒れたの。</text:p>
          </table:table-cell>
          <table:table-cell office:value-type="string" office:value="ぶか が ひろう で たおれた の。">
            <text:p>ぶか が ひろう で たおれた の。</text:p>
          </table:table-cell>
          <table:table-cell office:value-type="string" office:value="My subordinate collapsed from fatigue.">
            <text:p>My subordinate collapsed from fatig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傾ける">
            <text:p>傾ける</text:p>
          </table:table-cell>
          <table:table-cell office:value-type="string" office:value="かたむける">
            <text:p>かたむける</text:p>
          </table:table-cell>
          <table:table-cell office:value-type="string" office:value="tilt, tip">
            <text:p>tilt, ti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首を少し傾けて笑うの。">
            <text:p>彼女は首を少し傾けて笑うの。</text:p>
          </table:table-cell>
          <table:table-cell office:value-type="string" office:value="かのじょ は くび を すこし かたむけて わらう の。">
            <text:p>かのじょ は くび を すこし かたむけて わらう の。</text:p>
          </table:table-cell>
          <table:table-cell office:value-type="string" office:value="She slightly tilts her head to the side when she smiles.">
            <text:p>She slightly tilts her head to the side when she smi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射">
            <text:p>反射</text:p>
          </table:table-cell>
          <table:table-cell office:value-type="string" office:value="はんしゃ">
            <text:p>はんしゃ</text:p>
          </table:table-cell>
          <table:table-cell office:value-type="string" office:value="reflection (of light)">
            <text:p>reflection (of light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車のライトが反射していますね。">
            <text:p>車のライトが反射していますね。</text:p>
          </table:table-cell>
          <table:table-cell office:value-type="string" office:value="くるま の ライト が はんしゃ して います ね。">
            <text:p>くるま の ライト が はんしゃ して います ね。</text:p>
          </table:table-cell>
          <table:table-cell office:value-type="string" office:value="Car lights are reflected.">
            <text:p>Car lights are reflec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ほど">
            <text:p>よほど</text:p>
          </table:table-cell>
          <table:table-cell office:value-type="string" office:value="よほど">
            <text:p>よほど</text:p>
          </table:table-cell>
          <table:table-cell office:value-type="string" office:value="by far, quite a lot">
            <text:p>by far, quite a lo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日の遠足はよほど楽しかったらしい。">
            <text:p>今日の遠足はよほど楽しかったらしい。</text:p>
          </table:table-cell>
          <table:table-cell office:value-type="string" office:value="きょう の えんそく は よほど たのしかった らしい。">
            <text:p>きょう の えんそく は よほど たのしかった らしい。</text:p>
          </table:table-cell>
          <table:table-cell office:value-type="string" office:value="The field trip today must have been quite a lot of fun.">
            <text:p>The field trip today must have been quite a lot of fu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立">
            <text:p>中立</text:p>
          </table:table-cell>
          <table:table-cell office:value-type="string" office:value="ちゅうりつ">
            <text:p>ちゅうりつ</text:p>
          </table:table-cell>
          <table:table-cell office:value-type="string" office:value="neutrality">
            <text:p>neutrali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中立の立場を取っています。">
            <text:p>私は中立の立場を取っています。</text:p>
          </table:table-cell>
          <table:table-cell office:value-type="string" office:value="わたし は ちゅうりつ の たちば を とって います。">
            <text:p>わたし は ちゅうりつ の たちば を とって います。</text:p>
          </table:table-cell>
          <table:table-cell office:value-type="string" office:value="I'm taking a neutral standpoint.">
            <text:p>I'm taking a neutral standpoi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特有">
            <text:p>特有</text:p>
          </table:table-cell>
          <table:table-cell office:value-type="string" office:value="とくゆう">
            <text:p>とくゆう</text:p>
          </table:table-cell>
          <table:table-cell office:value-type="string" office:value="particularity, uniqueness">
            <text:p>particularity, unique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子供に特有の病気です。">
            <text:p>これは子供に特有の病気です。</text:p>
          </table:table-cell>
          <table:table-cell office:value-type="string" office:value="これ は こども に とくゆう の びょうき です。">
            <text:p>これ は こども に とくゆう の びょうき です。</text:p>
          </table:table-cell>
          <table:table-cell office:value-type="string" office:value="This is an illness particular to children.">
            <text:p>This is an illness particular to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費やす">
            <text:p>費やす</text:p>
          </table:table-cell>
          <table:table-cell office:value-type="string" office:value="ついやす">
            <text:p>ついやす</text:p>
          </table:table-cell>
          <table:table-cell office:value-type="string" office:value="spend">
            <text:p>spe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語学の勉強にかなりの時間を費やしています。">
            <text:p>私は語学の勉強にかなりの時間を費やしています。</text:p>
          </table:table-cell>
          <table:table-cell office:value-type="string" office:value="わたし は ごがく の べんきょう に かなり の じかん を ついやして います。">
            <text:p>わたし は ごがく の べんきょう に かなり の じかん を ついやして います。</text:p>
          </table:table-cell>
          <table:table-cell office:value-type="string" office:value="I'm spending a considerable amount of time on language studies.">
            <text:p>I'm spending a considerable amount of time on language stud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きっちり">
            <text:p>きっちり</text:p>
          </table:table-cell>
          <table:table-cell office:value-type="string" office:value="きっちり">
            <text:p>きっちり</text:p>
          </table:table-cell>
          <table:table-cell office:value-type="string" office:value="exactly, precisely">
            <text:p>exactly, precis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きっちり3時に来たわ。">
            <text:p>彼女はきっちり3時に来たわ。</text:p>
          </table:table-cell>
          <table:table-cell office:value-type="string" office:value="かのじょ は きっちり 3 じ に きた わ。">
            <text:p>かのじょ は きっちり 3 じ に きた わ。</text:p>
          </table:table-cell>
          <table:table-cell office:value-type="string" office:value="She came precisely at three o'clock.">
            <text:p>She came precisely at three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説く">
            <text:p>説く</text:p>
          </table:table-cell>
          <table:table-cell office:value-type="string" office:value="とく">
            <text:p>とく</text:p>
          </table:table-cell>
          <table:table-cell office:value-type="string" office:value="explain, preach">
            <text:p>explain, prea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非暴力を説きました。">
            <text:p>彼は非暴力を説きました。</text:p>
          </table:table-cell>
          <table:table-cell office:value-type="string" office:value="かれ は ひ ぼうりょく を ときました。">
            <text:p>かれ は ひ ぼうりょく を ときました。</text:p>
          </table:table-cell>
          <table:table-cell office:value-type="string" office:value="He preached nonviolence.">
            <text:p>He preached nonviol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擦る">
            <text:p>擦る</text:p>
          </table:table-cell>
          <table:table-cell office:value-type="string" office:value="こする">
            <text:p>こする</text:p>
          </table:table-cell>
          <table:table-cell office:value-type="string" office:value="rub, scrub">
            <text:p>rub, scrub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冷えた手を擦って温めた。">
            <text:p>冷えた手を擦って温めた。</text:p>
          </table:table-cell>
          <table:table-cell office:value-type="string" office:value="ひえた て を こすって あたためた。">
            <text:p>ひえた て を こすって あたためた。</text:p>
          </table:table-cell>
          <table:table-cell office:value-type="string" office:value="I rubbed my cold hands to warm them up.">
            <text:p>I rubbed my cold hands to warm them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首脳">
            <text:p>首脳</text:p>
          </table:table-cell>
          <table:table-cell office:value-type="string" office:value="しゅのう">
            <text:p>しゅのう</text:p>
          </table:table-cell>
          <table:table-cell office:value-type="string" office:value="head of a state or an organization">
            <text:p>head of a state or an organiz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東京で五か国の首脳会談が開かれています。">
            <text:p>東京で五か国の首脳会談が開かれています。</text:p>
          </table:table-cell>
          <table:table-cell office:value-type="string" office:value="とうきょう で ご か こく の しゅのう かいだん が ひらかれて います。">
            <text:p>とうきょう で ご か こく の しゅのう かいだん が ひらかれて います。</text:p>
          </table:table-cell>
          <table:table-cell office:value-type="string" office:value="A five-country summit is being held in Tokyo.">
            <text:p>A five-country summit is being held in Toky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騒動">
            <text:p>騒動</text:p>
          </table:table-cell>
          <table:table-cell office:value-type="string" office:value="そうどう">
            <text:p>そうどう</text:p>
          </table:table-cell>
          <table:table-cell office:value-type="string" office:value="commotion, riot">
            <text:p>commotion, ri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警察がやってきて騒動を静めたんだ。">
            <text:p>警察がやってきて騒動を静めたんだ。</text:p>
          </table:table-cell>
          <table:table-cell office:value-type="string" office:value="けいさつ が やってきて そうどう を しずめた ん だ。">
            <text:p>けいさつ が やってきて そうどう を しずめた ん だ。</text:p>
          </table:table-cell>
          <table:table-cell office:value-type="string" office:value="The police came and quelled the riot.">
            <text:p>The police came and quelled the ri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妨害">
            <text:p>妨害</text:p>
          </table:table-cell>
          <table:table-cell office:value-type="string" office:value="ぼうがい">
            <text:p>ぼうがい</text:p>
          </table:table-cell>
          <table:table-cell office:value-type="string" office:value="hindrance, obstruction">
            <text:p>hindrance, obstr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に営業を妨害されました。">
            <text:p>彼に営業を妨害されました。</text:p>
          </table:table-cell>
          <table:table-cell office:value-type="string" office:value="かれ に えいぎょう を ぼうがい されました。">
            <text:p>かれ に えいぎょう を ぼうがい されました。</text:p>
          </table:table-cell>
          <table:table-cell office:value-type="string" office:value="My business operation was thwarted by him.">
            <text:p>My business operation was thwarted by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まけ">
            <text:p>おまけ</text:p>
          </table:table-cell>
          <table:table-cell office:value-type="string" office:value="おまけ">
            <text:p>おまけ</text:p>
          </table:table-cell>
          <table:table-cell office:value-type="string" office:value="free gift, discount">
            <text:p>free gift, discou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八百屋さんでたくさんおまけしてもらったよ。">
            <text:p>八百屋さんでたくさんおまけしてもらったよ。</text:p>
          </table:table-cell>
          <table:table-cell office:value-type="string" office:value="やおや さん で たくさん おまけ して もらった よ。">
            <text:p>やおや さん で たくさん おまけ して もらった よ。</text:p>
          </table:table-cell>
          <table:table-cell office:value-type="string" office:value="I got many freebies at the vegetable store.">
            <text:p>I got many freebies at the vegetable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野党">
            <text:p>野党</text:p>
          </table:table-cell>
          <table:table-cell office:value-type="string" office:value="やとう">
            <text:p>やとう</text:p>
          </table:table-cell>
          <table:table-cell office:value-type="string" office:value="opposition party">
            <text:p>opposition par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野党が与党を厳しく非難していましたね。">
            <text:p>野党が与党を厳しく非難していましたね。</text:p>
          </table:table-cell>
          <table:table-cell office:value-type="string" office:value="やとう が よとう を きびしく ひなん して いました ね。">
            <text:p>やとう が よとう を きびしく ひなん して いました ね。</text:p>
          </table:table-cell>
          <table:table-cell office:value-type="string" office:value="The opposition party was severely criticizing the ruling party.">
            <text:p>The opposition party was severely criticizing the ruling pa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理性">
            <text:p>理性</text:p>
          </table:table-cell>
          <table:table-cell office:value-type="string" office:value="りせい">
            <text:p>りせい</text:p>
          </table:table-cell>
          <table:table-cell office:value-type="string" office:value="reason, rationality">
            <text:p>reason, ration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人間は理性をもつ動物です。">
            <text:p>人間は理性をもつ動物です。</text:p>
          </table:table-cell>
          <table:table-cell office:value-type="string" office:value="にんげん は りせい を もつ どうぶつ です。">
            <text:p>にんげん は りせい を もつ どうぶつ です。</text:p>
          </table:table-cell>
          <table:table-cell office:value-type="string" office:value="Human beings are rational animals.">
            <text:p>Human beings are rational anim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短縮">
            <text:p>短縮</text:p>
          </table:table-cell>
          <table:table-cell office:value-type="string" office:value="たんしゅく">
            <text:p>たんしゅく</text:p>
          </table:table-cell>
          <table:table-cell office:value-type="string" office:value="reduction, contraction">
            <text:p>reduction, contra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授業を1時間に短縮します。">
            <text:p>今日は授業を1時間に短縮します。</text:p>
          </table:table-cell>
          <table:table-cell office:value-type="string" office:value="きょう は じゅぎょう を 1 じかん に たんしゅく します。">
            <text:p>きょう は じゅぎょう を 1 じかん に たんしゅく します。</text:p>
          </table:table-cell>
          <table:table-cell office:value-type="string" office:value="The class will be reduced to one hour today.">
            <text:p>The class will be reduced to one hour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仕上げる">
            <text:p>仕上げる</text:p>
          </table:table-cell>
          <table:table-cell office:value-type="string" office:value="しあげる">
            <text:p>しあげる</text:p>
          </table:table-cell>
          <table:table-cell office:value-type="string" office:value="finish (something) up">
            <text:p>finish (something)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やっと報告書を仕上げたよ。">
            <text:p>彼はやっと報告書を仕上げたよ。</text:p>
          </table:table-cell>
          <table:table-cell office:value-type="string" office:value="かれ は やっと ほうこく しょ を しあげた よ。">
            <text:p>かれ は やっと ほうこく しょ を しあげた よ。</text:p>
          </table:table-cell>
          <table:table-cell office:value-type="string" office:value="He finally finished up the report.">
            <text:p>He finally finished up the repo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任">
            <text:p>主任</text:p>
          </table:table-cell>
          <table:table-cell office:value-type="string" office:value="しゅにん">
            <text:p>しゅにん</text:p>
          </table:table-cell>
          <table:table-cell office:value-type="string" office:value="person in charge, chief">
            <text:p>person in charge, chie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会計主任です。">
            <text:p>彼女は会計主任です。</text:p>
          </table:table-cell>
          <table:table-cell office:value-type="string" office:value="かのじょ は かいけい しゅにん です。">
            <text:p>かのじょ は かいけい しゅにん です。</text:p>
          </table:table-cell>
          <table:table-cell office:value-type="string" office:value="She's a chief accountant.">
            <text:p>She's a chief account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偏見">
            <text:p>偏見</text:p>
          </table:table-cell>
          <table:table-cell office:value-type="string" office:value="へんけん">
            <text:p>へんけん</text:p>
          </table:table-cell>
          <table:table-cell office:value-type="string" office:value="prejudice, bias">
            <text:p>prejudice, bia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世の中の偏見と戦ったんだ。">
            <text:p>彼は世の中の偏見と戦ったんだ。</text:p>
          </table:table-cell>
          <table:table-cell office:value-type="string" office:value="かれ は よのなか の へんけん と たたかった ん だ。">
            <text:p>かれ は よのなか の へんけん と たたかった ん だ。</text:p>
          </table:table-cell>
          <table:table-cell office:value-type="string" office:value="He fought against prejudice in the world.">
            <text:p>He fought against prejudice in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言論">
            <text:p>言論</text:p>
          </table:table-cell>
          <table:table-cell office:value-type="string" office:value="げんろん">
            <text:p>げんろん</text:p>
          </table:table-cell>
          <table:table-cell office:value-type="string" office:value="speech, discussion">
            <text:p>speech, discu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言論の自由は国民の権利です。">
            <text:p>言論の自由は国民の権利です。</text:p>
          </table:table-cell>
          <table:table-cell office:value-type="string" office:value="げんろん の じゆう は こくみん の けんり です。">
            <text:p>げんろん の じゆう は こくみん の けんり です。</text:p>
          </table:table-cell>
          <table:table-cell office:value-type="string" office:value="Freedom of speech is the right of people.">
            <text:p>Freedom of speech is the right of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題">
            <text:p>主題</text:p>
          </table:table-cell>
          <table:table-cell office:value-type="string" office:value="しゅだい">
            <text:p>しゅだい</text:p>
          </table:table-cell>
          <table:table-cell office:value-type="string" office:value="main theme">
            <text:p>main the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小説の主題は反戦です。">
            <text:p>この小説の主題は反戦です。</text:p>
          </table:table-cell>
          <table:table-cell office:value-type="string" office:value="この しょうせつ の しゅだい は はんせん です。">
            <text:p>この しょうせつ の しゅだい は はんせん です。</text:p>
          </table:table-cell>
          <table:table-cell office:value-type="string" office:value="The main theme of this novel is opposition to war.">
            <text:p>The main theme of this novel is opposition to w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対談">
            <text:p>対談</text:p>
          </table:table-cell>
          <table:table-cell office:value-type="string" office:value="たいだん">
            <text:p>たいだん</text:p>
          </table:table-cell>
          <table:table-cell office:value-type="string" office:value="interview, talk">
            <text:p>interview, tal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雑誌にその女優の対談が載っていたよ。">
            <text:p>雑誌にその女優の対談が載っていたよ。</text:p>
          </table:table-cell>
          <table:table-cell office:value-type="string" office:value="ざっし に その じょゆう の たいだん が のって いた よ。">
            <text:p>ざっし に その じょゆう の たいだん が のって いた よ。</text:p>
          </table:table-cell>
          <table:table-cell office:value-type="string" office:value="I saw an interview article of that actress in the magazine.">
            <text:p>I saw an interview article of that actress in the magaz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断">
            <text:p>中断</text:p>
          </table:table-cell>
          <table:table-cell office:value-type="string" office:value="ちゅうだん">
            <text:p>ちゅうだん</text:p>
          </table:table-cell>
          <table:table-cell office:value-type="string" office:value="interruption, to temporarily stop (doing something)">
            <text:p>interruption, to temporarily stop (doing something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停電のため、仕事を中断しました。">
            <text:p>停電のため、仕事を中断しました。</text:p>
          </table:table-cell>
          <table:table-cell office:value-type="string" office:value="ていでん の ため、しごと を ちゅうだん しました。">
            <text:p>ていでん の ため、しごと を ちゅうだん しました。</text:p>
          </table:table-cell>
          <table:table-cell office:value-type="string" office:value="We had a power failure, so we stopped working for a while.">
            <text:p>We had a power failure, so we stopped working for a wh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起源">
            <text:p>起源</text:p>
          </table:table-cell>
          <table:table-cell office:value-type="string" office:value="きげん">
            <text:p>きげん</text:p>
          </table:table-cell>
          <table:table-cell office:value-type="string" office:value="origin">
            <text:p>orig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言葉の起源に大変興味があります。">
            <text:p>言葉の起源に大変興味があります。</text:p>
          </table:table-cell>
          <table:table-cell office:value-type="string" office:value="ことば の きげん に たいへん きょうみ が あります。">
            <text:p>ことば の きげん に たいへん きょうみ が あります。</text:p>
          </table:table-cell>
          <table:table-cell office:value-type="string" office:value="I'm very interested in the origin of words.">
            <text:p>I'm very interested in the origin of wo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象">
            <text:p>気象</text:p>
          </table:table-cell>
          <table:table-cell office:value-type="string" office:value="きしょう">
            <text:p>きしょう</text:p>
          </table:table-cell>
          <table:table-cell office:value-type="string" office:value="weather condition">
            <text:p>weather cond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テレビで明日の気象情報を確認したよ。">
            <text:p>テレビで明日の気象情報を確認したよ。</text:p>
          </table:table-cell>
          <table:table-cell office:value-type="string" office:value="テレビ で あす の きしょう じょうほう を かくにん した よ。">
            <text:p>テレビ で あす の きしょう じょうほう を かくにん した よ。</text:p>
          </table:table-cell>
          <table:table-cell office:value-type="string" office:value="I checked tomorrow's weather forecast on TV.">
            <text:p>I checked tomorrow's weather forecast on T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相">
            <text:p>真相</text:p>
          </table:table-cell>
          <table:table-cell office:value-type="string" office:value="しんそう">
            <text:p>しんそう</text:p>
          </table:table-cell>
          <table:table-cell office:value-type="string" office:value="the truth">
            <text:p>the tru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、事件の真相が明らかになったよ。">
            <text:p>最近、事件の真相が明らかになったよ。</text:p>
          </table:table-cell>
          <table:table-cell office:value-type="string" office:value="さいきん、じけん の しんそう が あきらか に なった よ。">
            <text:p>さいきん、じけん の しんそう が あきらか に なった よ。</text:p>
          </table:table-cell>
          <table:table-cell office:value-type="string" office:value="The truth of the case has been revealed recently.">
            <text:p>The truth of the case has been revealed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ゆとり">
            <text:p>ゆとり</text:p>
          </table:table-cell>
          <table:table-cell office:value-type="string" office:value="ゆとり">
            <text:p>ゆとり</text:p>
          </table:table-cell>
          <table:table-cell office:value-type="string" office:value="room, leeway">
            <text:p>room, lee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、生活にゆとりがでてきました。">
            <text:p>最近、生活にゆとりがでてきました。</text:p>
          </table:table-cell>
          <table:table-cell office:value-type="string" office:value="さいきん、せいかつ に ゆとり が でて きました。">
            <text:p>さいきん、せいかつ に ゆとり が でて きました。</text:p>
          </table:table-cell>
          <table:table-cell office:value-type="string" office:value="I have more room to breathe these days.">
            <text:p>I have more room to breathe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恥">
            <text:p>恥</text:p>
          </table:table-cell>
          <table:table-cell office:value-type="string" office:value="はじ">
            <text:p>はじ</text:p>
          </table:table-cell>
          <table:table-cell office:value-type="string" office:value="shame, disgrace">
            <text:p>shame, disgr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間違えることは恥ではありません。">
            <text:p>間違えることは恥ではありません。</text:p>
          </table:table-cell>
          <table:table-cell office:value-type="string" office:value="まちがえる こと は はじ で は ありません。">
            <text:p>まちがえる こと は はじ で は ありません。</text:p>
          </table:table-cell>
          <table:table-cell office:value-type="string" office:value="There's no shame in making mistakes.">
            <text:p>There's no shame in making mistak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英雄">
            <text:p>英雄</text:p>
          </table:table-cell>
          <table:table-cell office:value-type="string" office:value="えいゆう">
            <text:p>えいゆう</text:p>
          </table:table-cell>
          <table:table-cell office:value-type="string" office:value="hero">
            <text:p>her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国の英雄ですね。">
            <text:p>彼は国の英雄ですね。</text:p>
          </table:table-cell>
          <table:table-cell office:value-type="string" office:value="かれ は くに の えいゆう です ね。">
            <text:p>かれ は くに の えいゆう です ね。</text:p>
          </table:table-cell>
          <table:table-cell office:value-type="string" office:value="He is a national hero.">
            <text:p>He is a national her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誠実">
            <text:p>誠実</text:p>
          </table:table-cell>
          <table:table-cell office:value-type="string" office:value="せいじつ">
            <text:p>せいじつ</text:p>
          </table:table-cell>
          <table:table-cell office:value-type="string" office:value="sincere, honest">
            <text:p>sincere, hones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とても誠実な人です。">
            <text:p>彼はとても誠実な人です。</text:p>
          </table:table-cell>
          <table:table-cell office:value-type="string" office:value="かれ は とても せいじつな ひと です。">
            <text:p>かれ は とても せいじつな ひと です。</text:p>
          </table:table-cell>
          <table:table-cell office:value-type="string" office:value="He's a very honest person.">
            <text:p>He's a very honest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良心">
            <text:p>良心</text:p>
          </table:table-cell>
          <table:table-cell office:value-type="string" office:value="りょうしん">
            <text:p>りょうしん</text:p>
          </table:table-cell>
          <table:table-cell office:value-type="string" office:value="conscience">
            <text:p>consci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良心に従って行動します。">
            <text:p>私は良心に従って行動します。</text:p>
          </table:table-cell>
          <table:table-cell office:value-type="string" office:value="わたし は りょうしん に したがって こうどう します。">
            <text:p>わたし は りょうしん に したがって こうどう します。</text:p>
          </table:table-cell>
          <table:table-cell office:value-type="string" office:value="Whatever I do, I follow my conscience.">
            <text:p>Whatever I do, I follow my consc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り">
            <text:p>割り</text:p>
          </table:table-cell>
          <table:table-cell office:value-type="string" office:value="わり">
            <text:p>わり</text:p>
          </table:table-cell>
          <table:table-cell office:value-type="string" office:value="rate">
            <text:p>r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3日に1度の割りで彼からメールが来るの。">
            <text:p>3日に1度の割りで彼からメールが来るの。</text:p>
          </table:table-cell>
          <table:table-cell office:value-type="string" office:value="みっか に 1 ど の わり で かれ から メール が くる の。">
            <text:p>みっか に 1 ど の わり で かれ から メール が くる の。</text:p>
          </table:table-cell>
          <table:table-cell office:value-type="string" office:value="I get e-mails from him once every three days.">
            <text:p>I get e-mails from him once every thre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白">
            <text:p>明白</text:p>
          </table:table-cell>
          <table:table-cell office:value-type="string" office:value="めいはく">
            <text:p>めいはく</text:p>
          </table:table-cell>
          <table:table-cell office:value-type="string" office:value="obvious, evident">
            <text:p>obvious, evid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が犯人なのは明白です。">
            <text:p>彼が犯人なのは明白です。</text:p>
          </table:table-cell>
          <table:table-cell office:value-type="string" office:value="かれ が はんにん な の は めいはく です。">
            <text:p>かれ が はんにん な の は めいはく です。</text:p>
          </table:table-cell>
          <table:table-cell office:value-type="string" office:value="It's obvious that he's the perpetrator.">
            <text:p>It's obvious that he's the perpetra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胆">
            <text:p>大胆</text:p>
          </table:table-cell>
          <table:table-cell office:value-type="string" office:value="だいたん">
            <text:p>だいたん</text:p>
          </table:table-cell>
          <table:table-cell office:value-type="string" office:value="bold, fearless">
            <text:p>bold, fearl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ずいぶん大胆なことを言うね。">
            <text:p>彼女はずいぶん大胆なことを言うね。</text:p>
          </table:table-cell>
          <table:table-cell office:value-type="string" office:value="かのじょ は ずいぶん だいたんな こと を いう ね。">
            <text:p>かのじょ は ずいぶん だいたんな こと を いう ね。</text:p>
          </table:table-cell>
          <table:table-cell office:value-type="string" office:value="She says quite bold things.">
            <text:p>She says quite bold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罰">
            <text:p>罰</text:p>
          </table:table-cell>
          <table:table-cell office:value-type="string" office:value="ばつ">
            <text:p>ばつ</text:p>
          </table:table-cell>
          <table:table-cell office:value-type="string" office:value="punishment, penalty">
            <text:p>punishment, penal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悪いことをしたので罰を受けたんだ。">
            <text:p>彼は悪いことをしたので罰を受けたんだ。</text:p>
          </table:table-cell>
          <table:table-cell office:value-type="string" office:value="かれ は わるい こと を した ので ばつ を うけた ん だ。">
            <text:p>かれ は わるい こと を した ので ばつ を うけた ん だ。</text:p>
          </table:table-cell>
          <table:table-cell office:value-type="string" office:value="He was punished for doing something bad.">
            <text:p>He was punished for doing something b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新築">
            <text:p>新築</text:p>
          </table:table-cell>
          <table:table-cell office:value-type="string" office:value="しんちく">
            <text:p>しんちく</text:p>
          </table:table-cell>
          <table:table-cell office:value-type="string" office:value="newly built">
            <text:p>newly buil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去年、家を新築しました。">
            <text:p>彼は去年、家を新築しました。</text:p>
          </table:table-cell>
          <table:table-cell office:value-type="string" office:value="かれ は きょねん、いえ を しんちく しました。">
            <text:p>かれ は きょねん、いえ を しんちく しました。</text:p>
          </table:table-cell>
          <table:table-cell office:value-type="string" office:value="He built a new house last year.">
            <text:p>He built a new house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付け加える">
            <text:p>付け加える</text:p>
          </table:table-cell>
          <table:table-cell office:value-type="string" office:value="つけくわえる">
            <text:p>つけくわえる</text:p>
          </table:table-cell>
          <table:table-cell office:value-type="string" office:value="add (as needed)">
            <text:p>add (as needed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自分の考えを付け加えました。">
            <text:p>自分の考えを付け加えました。</text:p>
          </table:table-cell>
          <table:table-cell office:value-type="string" office:value="じぶん の かんがえ を つけくわえました。">
            <text:p>じぶん の かんがえ を つけくわえました。</text:p>
          </table:table-cell>
          <table:table-cell office:value-type="string" office:value="I added my own thought.">
            <text:p>I added my own thou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する">
            <text:p>反する</text:p>
          </table:table-cell>
          <table:table-cell office:value-type="string" office:value="はんする">
            <text:p>はんする</text:p>
          </table:table-cell>
          <table:table-cell office:value-type="string" office:value="oppose, go against">
            <text:p>oppose, go agains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行いはモラルに反しています。">
            <text:p>彼の行いはモラルに反しています。</text:p>
          </table:table-cell>
          <table:table-cell office:value-type="string" office:value="かれ の おこない は モラル に はんして います。">
            <text:p>かれ の おこない は モラル に はんして います。</text:p>
          </table:table-cell>
          <table:table-cell office:value-type="string" office:value="His actions go against morals.">
            <text:p>His actions go against mor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領土">
            <text:p>領土</text:p>
          </table:table-cell>
          <table:table-cell office:value-type="string" office:value="りょうど">
            <text:p>りょうど</text:p>
          </table:table-cell>
          <table:table-cell office:value-type="string" office:value="territory, domain">
            <text:p>territory, dom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から先は隣の国の領土です。">
            <text:p>ここから先は隣の国の領土です。</text:p>
          </table:table-cell>
          <table:table-cell office:value-type="string" office:value="ここ から さき は となり の くに の りょうど です。">
            <text:p>ここ から さき は となり の くに の りょうど です。</text:p>
          </table:table-cell>
          <table:table-cell office:value-type="string" office:value="From here onward is a territory of the neighboring country.">
            <text:p>From here onward is a territory of the neighboring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計">
            <text:p>家計</text:p>
          </table:table-cell>
          <table:table-cell office:value-type="string" office:value="かけい">
            <text:p>かけい</text:p>
          </table:table-cell>
          <table:table-cell office:value-type="string" office:value="family budget">
            <text:p>family budg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家計を任されているの。">
            <text:p>彼女は家計を任されているの。</text:p>
          </table:table-cell>
          <table:table-cell office:value-type="string" office:value="かのじょ は かけい を まかされて いる の。">
            <text:p>かのじょ は かけい を まかされて いる の。</text:p>
          </table:table-cell>
          <table:table-cell office:value-type="string" office:value="She's in charge of managing the family budget.">
            <text:p>She's in charge of managing the family budg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歯科">
            <text:p>歯科</text:p>
          </table:table-cell>
          <table:table-cell office:value-type="string" office:value="しか">
            <text:p>しか</text:p>
          </table:table-cell>
          <table:table-cell office:value-type="string" office:value="dentistry">
            <text:p>dentis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歯科医師です。">
            <text:p>彼は歯科医師です。</text:p>
          </table:table-cell>
          <table:table-cell office:value-type="string" office:value="かれ は しか いし です。">
            <text:p>かれ は しか いし です。</text:p>
          </table:table-cell>
          <table:table-cell office:value-type="string" office:value="He is a dentist.">
            <text:p>He is a dent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黒字">
            <text:p>黒字</text:p>
          </table:table-cell>
          <table:table-cell office:value-type="string" office:value="くろじ">
            <text:p>くろじ</text:p>
          </table:table-cell>
          <table:table-cell office:value-type="string" office:value="the black, surplus">
            <text:p>the black, surpl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わが社は今年度、黒字となりました。">
            <text:p>わが社は今年度、黒字となりました。</text:p>
          </table:table-cell>
          <table:table-cell office:value-type="string" office:value="わがしゃ は こんねんど、くろじ と なりました。">
            <text:p>わがしゃ は こんねんど、くろじ と なりました。</text:p>
          </table:table-cell>
          <table:table-cell office:value-type="string" office:value="Our company had a surplus this year.">
            <text:p>Our company had a surplus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雑談">
            <text:p>雑談</text:p>
          </table:table-cell>
          <table:table-cell office:value-type="string" office:value="ざつだん">
            <text:p>ざつだん</text:p>
          </table:table-cell>
          <table:table-cell office:value-type="string" office:value="chat, idle talk">
            <text:p>chat, idle tal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先生はいつも授業の前に雑談をするの。">
            <text:p>その先生はいつも授業の前に雑談をするの。</text:p>
          </table:table-cell>
          <table:table-cell office:value-type="string" office:value="その せんせい は いつも じゅぎょう の まえ に ざつだん を する の。">
            <text:p>その せんせい は いつも じゅぎょう の まえ に ざつだん を する の。</text:p>
          </table:table-cell>
          <table:table-cell office:value-type="string" office:value="The teacher always chats before the class.">
            <text:p>The teacher always chats before the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構える">
            <text:p>構える</text:p>
          </table:table-cell>
          <table:table-cell office:value-type="string" office:value="かまえる">
            <text:p>かまえる</text:p>
          </table:table-cell>
          <table:table-cell office:value-type="string" office:value="set up, open (store etc.)">
            <text:p>set up, open (store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あの通りに店を構えているの。">
            <text:p>彼はあの通りに店を構えているの。</text:p>
          </table:table-cell>
          <table:table-cell office:value-type="string" office:value="かれ は あの とおり に みせ を かまえて いる の。">
            <text:p>かれ は あの とおり に みせ を かまえて いる の。</text:p>
          </table:table-cell>
          <table:table-cell office:value-type="string" office:value="He's set up his shop on that street.">
            <text:p>He's set up his shop on that str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乏しい">
            <text:p>乏しい</text:p>
          </table:table-cell>
          <table:table-cell office:value-type="string" office:value="とぼしい">
            <text:p>とぼしい</text:p>
          </table:table-cell>
          <table:table-cell office:value-type="string" office:value="lacking, short of">
            <text:p>lacking, short of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女はまだ仕事の経験が乏しい。">
            <text:p>彼女はまだ仕事の経験が乏しい。</text:p>
          </table:table-cell>
          <table:table-cell office:value-type="string" office:value="かのじょ は まだ しごと の けいけん が とぼしい。">
            <text:p>かのじょ は まだ しごと の けいけん が とぼしい。</text:p>
          </table:table-cell>
          <table:table-cell office:value-type="string" office:value="She's still lacking in work experience.">
            <text:p>She's still lacking in work exper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敏感">
            <text:p>敏感</text:p>
          </table:table-cell>
          <table:table-cell office:value-type="string" office:value="びんかん">
            <text:p>びんかん</text:p>
          </table:table-cell>
          <table:table-cell office:value-type="string" office:value="sensitive, responsive">
            <text:p>sensitive, respons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流行に敏感だね。">
            <text:p>彼女は流行に敏感だね。</text:p>
          </table:table-cell>
          <table:table-cell office:value-type="string" office:value="かのじょ は りゅうこう に びんかん だ ね。">
            <text:p>かのじょ は りゅうこう に びんかん だ ね。</text:p>
          </table:table-cell>
          <table:table-cell office:value-type="string" office:value="She reacts quickly to trends.">
            <text:p>She reacts quickly to tr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観">
            <text:p>主観</text:p>
          </table:table-cell>
          <table:table-cell office:value-type="string" office:value="しゅかん">
            <text:p>しゅかん</text:p>
          </table:table-cell>
          <table:table-cell office:value-type="string" office:value="subjectivity">
            <text:p>subjectiv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主観だけで物事を見てはいけない。">
            <text:p>主観だけで物事を見てはいけない。</text:p>
          </table:table-cell>
          <table:table-cell office:value-type="string" office:value="しゅかん だけ で ものごと を みて は いけない。">
            <text:p>しゅかん だけ で ものごと を みて は いけない。</text:p>
          </table:table-cell>
          <table:table-cell office:value-type="string" office:value="You shouldn't look at things merely subjectively.">
            <text:p>You shouldn't look at things merely subjectiv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更">
            <text:p>今更</text:p>
          </table:table-cell>
          <table:table-cell office:value-type="string" office:value="いまさら">
            <text:p>いまさら</text:p>
          </table:table-cell>
          <table:table-cell office:value-type="string" office:value="after such a long time">
            <text:p>after such a long tim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更後悔しても、もう遅いよ。">
            <text:p>今更後悔しても、もう遅いよ。</text:p>
          </table:table-cell>
          <table:table-cell office:value-type="string" office:value="いまさら こうかい して も、もう おそい よ。">
            <text:p>いまさら こうかい して も、もう おそい よ。</text:p>
          </table:table-cell>
          <table:table-cell office:value-type="string" office:value="It's too late to regret it now.">
            <text:p>It's too late to regret it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能">
            <text:p>本能</text:p>
          </table:table-cell>
          <table:table-cell office:value-type="string" office:value="ほんのう">
            <text:p>ほんのう</text:p>
          </table:table-cell>
          <table:table-cell office:value-type="string" office:value="instinct">
            <text:p>instin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動物は本能のまま動くね。">
            <text:p>動物は本能のまま動くね。</text:p>
          </table:table-cell>
          <table:table-cell office:value-type="string" office:value="どうぶつ は ほんのう の まま うごく ね。">
            <text:p>どうぶつ は ほんのう の まま うごく ね。</text:p>
          </table:table-cell>
          <table:table-cell office:value-type="string" office:value="Animals act purely on instinct.">
            <text:p>Animals act purely on instin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遂げる">
            <text:p>遂げる</text:p>
          </table:table-cell>
          <table:table-cell office:value-type="string" office:value="とげる">
            <text:p>とげる</text:p>
          </table:table-cell>
          <table:table-cell office:value-type="string" office:value="accomplish, achieve (something challenging)">
            <text:p>accomplish, achieve (something challeng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会社は急成長を遂げました。">
            <text:p>この会社は急成長を遂げました。</text:p>
          </table:table-cell>
          <table:table-cell office:value-type="string" office:value="この かいしゃ は きゅう せいちょう を とげました。">
            <text:p>この かいしゃ は きゅう せいちょう を とげました。</text:p>
          </table:table-cell>
          <table:table-cell office:value-type="string" office:value="This company has achieved rapid growth.">
            <text:p>This company has achieved rapid grow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負傷">
            <text:p>負傷</text:p>
          </table:table-cell>
          <table:table-cell office:value-type="string" office:value="ふしょう">
            <text:p>ふしょう</text:p>
          </table:table-cell>
          <table:table-cell office:value-type="string" office:value="hurt, injury">
            <text:p>hurt, injur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事故で多くの人が負傷したの。">
            <text:p>その事故で多くの人が負傷したの。</text:p>
          </table:table-cell>
          <table:table-cell office:value-type="string" office:value="その じこ で おおく の ひと が ふしょう した の。">
            <text:p>その じこ で おおく の ひと が ふしょう した の。</text:p>
          </table:table-cell>
          <table:table-cell office:value-type="string" office:value="Many people were injured in the accident.">
            <text:p>Many people were injured in the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予言">
            <text:p>予言</text:p>
          </table:table-cell>
          <table:table-cell office:value-type="string" office:value="よげん">
            <text:p>よげん</text:p>
          </table:table-cell>
          <table:table-cell office:value-type="string" office:value="prediction, forecast">
            <text:p>prediction, foreca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予言は当たったことがないね。">
            <text:p>彼の予言は当たったことがないね。</text:p>
          </table:table-cell>
          <table:table-cell office:value-type="string" office:value="かれ の よげん は あたった こと が ない ね。">
            <text:p>かれ の よげん は あたった こと が ない ね。</text:p>
          </table:table-cell>
          <table:table-cell office:value-type="string" office:value="His predictions have never come true.">
            <text:p>His predictions have never come tr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議題">
            <text:p>議題</text:p>
          </table:table-cell>
          <table:table-cell office:value-type="string" office:value="ぎだい">
            <text:p>ぎだい</text:p>
          </table:table-cell>
          <table:table-cell office:value-type="string" office:value="topic for discussion, agenda">
            <text:p>topic for discussion, agend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議題は面白そうです。">
            <text:p>今日の議題は面白そうです。</text:p>
          </table:table-cell>
          <table:table-cell office:value-type="string" office:value="きょう の ぎだい は おもしろ そうです。">
            <text:p>きょう の ぎだい は おもしろ そうです。</text:p>
          </table:table-cell>
          <table:table-cell office:value-type="string" office:value="Today's agenda looks interesting.">
            <text:p>Today's agenda looks interes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連日">
            <text:p>連日</text:p>
          </table:table-cell>
          <table:table-cell office:value-type="string" office:value="れんじつ">
            <text:p>れんじつ</text:p>
          </table:table-cell>
          <table:table-cell office:value-type="string" office:value="day after day, everyday">
            <text:p>day after day, every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展覧会は連日にぎわいました。">
            <text:p>展覧会は連日にぎわいました。</text:p>
          </table:table-cell>
          <table:table-cell office:value-type="string" office:value="てんらん かい は れんじつ にぎわいました。">
            <text:p>てんらん かい は れんじつ にぎわいました。</text:p>
          </table:table-cell>
          <table:table-cell office:value-type="string" office:value="The exhibition was crowded with many visitors each and every day.">
            <text:p>The exhibition was crowded with many visitors each and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敗戦">
            <text:p>敗戦</text:p>
          </table:table-cell>
          <table:table-cell office:value-type="string" office:value="はいせん">
            <text:p>はいせん</text:p>
          </table:table-cell>
          <table:table-cell office:value-type="string" office:value="lost battle, defeat">
            <text:p>lost battle, defea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敗戦の原因は何だろう。">
            <text:p>敗戦の原因は何だろう。</text:p>
          </table:table-cell>
          <table:table-cell office:value-type="string" office:value="はいせん の げんいん は なん だろう。">
            <text:p>はいせん の げんいん は なん だろう。</text:p>
          </table:table-cell>
          <table:table-cell office:value-type="string" office:value="I wonder what the cause of defeat was.">
            <text:p>I wonder what the cause of defeat w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訴え">
            <text:p>訴え</text:p>
          </table:table-cell>
          <table:table-cell office:value-type="string" office:value="うったえ">
            <text:p>うったえ</text:p>
          </table:table-cell>
          <table:table-cell office:value-type="string" office:value="appeal, accusation">
            <text:p>appeal, accus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訴えは認められたわ。">
            <text:p>彼女の訴えは認められたわ。</text:p>
          </table:table-cell>
          <table:table-cell office:value-type="string" office:value="かのじょ の うったえ は みとめられた わ。">
            <text:p>かのじょ の うったえ は みとめられた わ。</text:p>
          </table:table-cell>
          <table:table-cell office:value-type="string" office:value="Her appeal has been accepted.">
            <text:p>Her appeal has been accep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意味">
            <text:p>無意味</text:p>
          </table:table-cell>
          <table:table-cell office:value-type="string" office:value="むいみ">
            <text:p>むいみ</text:p>
          </table:table-cell>
          <table:table-cell office:value-type="string" office:value="meaningless">
            <text:p>meaningl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んなことをしても無意味よ。">
            <text:p>そんなことをしても無意味よ。</text:p>
          </table:table-cell>
          <table:table-cell office:value-type="string" office:value="そんな こと を して も むいみ よ。">
            <text:p>そんな こと を して も むいみ よ。</text:p>
          </table:table-cell>
          <table:table-cell office:value-type="string" office:value="Doing such things is meaningless.">
            <text:p>Doing such things is meaningl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在">
            <text:p>不在</text:p>
          </table:table-cell>
          <table:table-cell office:value-type="string" office:value="ふざい">
            <text:p>ふざい</text:p>
          </table:table-cell>
          <table:table-cell office:value-type="string" office:value="to be out">
            <text:p>to be ou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妻の不在中、夫は毎日外食したんだ。">
            <text:p>妻の不在中、夫は毎日外食したんだ。</text:p>
          </table:table-cell>
          <table:table-cell office:value-type="string" office:value="つま の ふざい ちゅう、おっと は まいにち がいしょく した ん だ。">
            <text:p>つま の ふざい ちゅう、おっと は まいにち がいしょく した ん だ。</text:p>
          </table:table-cell>
          <table:table-cell office:value-type="string" office:value="The husband dined out every day while his wife was out.">
            <text:p>The husband dined out every day while his wife was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制服">
            <text:p>制服</text:p>
          </table:table-cell>
          <table:table-cell office:value-type="string" office:value="せいふく">
            <text:p>せいふく</text:p>
          </table:table-cell>
          <table:table-cell office:value-type="string" office:value="uniform">
            <text:p>unifo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学校には制服がありません。">
            <text:p>私の学校には制服がありません。</text:p>
          </table:table-cell>
          <table:table-cell office:value-type="string" office:value="わたし の がっこう に は せいふく が ありません。">
            <text:p>わたし の がっこう に は せいふく が ありません。</text:p>
          </table:table-cell>
          <table:table-cell office:value-type="string" office:value="My school doesn't have uniforms.">
            <text:p>My school doesn't have unifor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比例">
            <text:p>比例</text:p>
          </table:table-cell>
          <table:table-cell office:value-type="string" office:value="ひれい">
            <text:p>ひれい</text:p>
          </table:table-cell>
          <table:table-cell office:value-type="string" office:value="(in) proportion">
            <text:p>(in) propor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努力と結果が比例していないの。">
            <text:p>努力と結果が比例していないの。</text:p>
          </table:table-cell>
          <table:table-cell office:value-type="string" office:value="どりょく と けっか が ひれい して いない の。">
            <text:p>どりょく と けっか が ひれい して いない の。</text:p>
          </table:table-cell>
          <table:table-cell office:value-type="string" office:value="The amount of effort and its result are not proportional.">
            <text:p>The amount of effort and its result are not proportion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等">
            <text:p>同等</text:p>
          </table:table-cell>
          <table:table-cell office:value-type="string" office:value="どうとう">
            <text:p>どうとう</text:p>
          </table:table-cell>
          <table:table-cell office:value-type="string" office:value="equality, equivalence">
            <text:p>equality, equival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は大学生と同等の学力があります。">
            <text:p>彼には大学生と同等の学力があります。</text:p>
          </table:table-cell>
          <table:table-cell office:value-type="string" office:value="かれ に は だいがくせい と どうとう の がくりょく が あります。">
            <text:p>かれ に は だいがくせい と どうとう の がくりょく が あります。</text:p>
          </table:table-cell>
          <table:table-cell office:value-type="string" office:value="His academic skills are equivalent to that of a university student.">
            <text:p>His academic skills are equivalent to that of a university stu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登校">
            <text:p>登校</text:p>
          </table:table-cell>
          <table:table-cell office:value-type="string" office:value="とうこう">
            <text:p>とうこう</text:p>
          </table:table-cell>
          <table:table-cell office:value-type="string" office:value="going to school, attending school">
            <text:p>going to school, attending schoo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生徒たちは朝8時ごろ登校します。">
            <text:p>生徒たちは朝8時ごろ登校します。</text:p>
          </table:table-cell>
          <table:table-cell office:value-type="string" office:value="せいと たち は あさ 8 じ ごろ とうこう します。">
            <text:p>せいと たち は あさ 8 じ ごろ とうこう します。</text:p>
          </table:table-cell>
          <table:table-cell office:value-type="string" office:value="Pupils arrive at school around 8 AM.">
            <text:p>Pupils arrive at school around 8 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跡">
            <text:p>追跡</text:p>
          </table:table-cell>
          <table:table-cell office:value-type="string" office:value="ついせき">
            <text:p>ついせき</text:p>
          </table:table-cell>
          <table:table-cell office:value-type="string" office:value="chase, tracking down">
            <text:p>chase, tracking dow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パトカーが車を追跡しているわ。">
            <text:p>パトカーが車を追跡しているわ。</text:p>
          </table:table-cell>
          <table:table-cell office:value-type="string" office:value="パトカー が くるま を ついせき して いる わ。">
            <text:p>パトカー が くるま を ついせき して いる わ。</text:p>
          </table:table-cell>
          <table:table-cell office:value-type="string" office:value="A police car is chasing a car.">
            <text:p>A police car is chasing a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値する">
            <text:p>値する</text:p>
          </table:table-cell>
          <table:table-cell office:value-type="string" office:value="あたいする">
            <text:p>あたいする</text:p>
          </table:table-cell>
          <table:table-cell office:value-type="string" office:value="be worth, deserve">
            <text:p>be worth, deser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絵は一見に値しますよ。">
            <text:p>その絵は一見に値しますよ。</text:p>
          </table:table-cell>
          <table:table-cell office:value-type="string" office:value="その え は いっけん に あたいします よ。">
            <text:p>その え は いっけん に あたいします よ。</text:p>
          </table:table-cell>
          <table:table-cell office:value-type="string" office:value="That painting is worth a look.">
            <text:p>That painting is worth a l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繁栄">
            <text:p>繁栄</text:p>
          </table:table-cell>
          <table:table-cell office:value-type="string" office:value="はんえい">
            <text:p>はんえい</text:p>
          </table:table-cell>
          <table:table-cell office:value-type="string" office:value="prosperity, thriving">
            <text:p>prosperity, thriv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の国は経済的に繁栄している。">
            <text:p>あの国は経済的に繁栄している。</text:p>
          </table:table-cell>
          <table:table-cell office:value-type="string" office:value="あの くに は けいざいてき に はんえい して いる。">
            <text:p>あの くに は けいざいてき に はんえい して いる。</text:p>
          </table:table-cell>
          <table:table-cell office:value-type="string" office:value="That country is prospering economically.">
            <text:p>That country is prospering economic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まる">
            <text:p>強まる</text:p>
          </table:table-cell>
          <table:table-cell office:value-type="string" office:value="つよまる">
            <text:p>つよまる</text:p>
          </table:table-cell>
          <table:table-cell office:value-type="string" office:value="become strong, gain strength">
            <text:p>become strong, gain streng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雨はだんだん強まります。">
            <text:p>雨はだんだん強まります。</text:p>
          </table:table-cell>
          <table:table-cell office:value-type="string" office:value="あめ は だんだん つよまります。">
            <text:p>あめ は だんだん つよまります。</text:p>
          </table:table-cell>
          <table:table-cell office:value-type="string" office:value="The rain will gradually get stronger.">
            <text:p>The rain will gradually get stro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養う">
            <text:p>養う</text:p>
          </table:table-cell>
          <table:table-cell office:value-type="string" office:value="やしなう">
            <text:p>やしなう</text:p>
          </table:table-cell>
          <table:table-cell office:value-type="string" office:value="raise (children), foster">
            <text:p>raise (children), fost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3人の子供を養っています。">
            <text:p>私は3人の子供を養っています。</text:p>
          </table:table-cell>
          <table:table-cell office:value-type="string" office:value="わたし は 3 にん の こども を やしなって います。">
            <text:p>わたし は 3 にん の こども を やしなって います。</text:p>
          </table:table-cell>
          <table:table-cell office:value-type="string" office:value="I'm raising three children.">
            <text:p>I'm raising three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経歴">
            <text:p>経歴</text:p>
          </table:table-cell>
          <table:table-cell office:value-type="string" office:value="けいれき">
            <text:p>けいれき</text:p>
          </table:table-cell>
          <table:table-cell office:value-type="string" office:value="personal background, experience">
            <text:p>personal background, experi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なたの経歴をメールで送ってください。">
            <text:p>あなたの経歴をメールで送ってください。</text:p>
          </table:table-cell>
          <table:table-cell office:value-type="string" office:value="あなた の けいれき を メール で おくって ください。">
            <text:p>あなた の けいれき を メール で おくって ください。</text:p>
          </table:table-cell>
          <table:table-cell office:value-type="string" office:value="Please send me your background information by e-mail.">
            <text:p>Please send me your background information by e-m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知">
            <text:p>無知</text:p>
          </table:table-cell>
          <table:table-cell office:value-type="string" office:value="むち">
            <text:p>むち</text:p>
          </table:table-cell>
          <table:table-cell office:value-type="string" office:value="ignorant">
            <text:p>ignora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政治について無知でした。">
            <text:p>彼女は政治について無知でした。</text:p>
          </table:table-cell>
          <table:table-cell office:value-type="string" office:value="かのじょ は せいじ について むち でした。">
            <text:p>かのじょ は せいじ について むち でした。</text:p>
          </table:table-cell>
          <table:table-cell office:value-type="string" office:value="She was ignorant about politics.">
            <text:p>She was ignorant about polit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居">
            <text:p>同居</text:p>
          </table:table-cell>
          <table:table-cell office:value-type="string" office:value="どうきょ">
            <text:p>どうきょ</text:p>
          </table:table-cell>
          <table:table-cell office:value-type="string" office:value="living together">
            <text:p>living togeth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まだ両親と同居しています。">
            <text:p>私はまだ両親と同居しています。</text:p>
          </table:table-cell>
          <table:table-cell office:value-type="string" office:value="わたし は まだ りょうしん と どうきょ して います。">
            <text:p>わたし は まだ りょうしん と どうきょ して います。</text:p>
          </table:table-cell>
          <table:table-cell office:value-type="string" office:value="I still live with my parents.">
            <text:p>I still live with my par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鮮やか">
            <text:p>鮮やか</text:p>
          </table:table-cell>
          <table:table-cell office:value-type="string" office:value="あざやか">
            <text:p>あざやか</text:p>
          </table:table-cell>
          <table:table-cell office:value-type="string" office:value="vivid">
            <text:p>vivi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山は鮮やかな緑でした。">
            <text:p>山は鮮やかな緑でした。</text:p>
          </table:table-cell>
          <table:table-cell office:value-type="string" office:value="やま は あざやかな みどり でした。">
            <text:p>やま は あざやかな みどり でした。</text:p>
          </table:table-cell>
          <table:table-cell office:value-type="string" office:value="The mountain was vivid green.">
            <text:p>The mountain was vivid gre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資">
            <text:p>物資</text:p>
          </table:table-cell>
          <table:table-cell office:value-type="string" office:value="ぶっし">
            <text:p>ぶっし</text:p>
          </table:table-cell>
          <table:table-cell office:value-type="string" office:value="goods, supplies">
            <text:p>goods, suppl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被災地に物資を送ったよ。">
            <text:p>被災地に物資を送ったよ。</text:p>
          </table:table-cell>
          <table:table-cell office:value-type="string" office:value="ひさい ち に ぶっし を おくった よ。">
            <text:p>ひさい ち に ぶっし を おくった よ。</text:p>
          </table:table-cell>
          <table:table-cell office:value-type="string" office:value="We've sent supplies to the disaster area.">
            <text:p>We've sent supplies to the disaster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ープ">
            <text:p>テープ</text:p>
          </table:table-cell>
          <table:table-cell office:value-type="string" office:value="テープ">
            <text:p>テープ</text:p>
          </table:table-cell>
          <table:table-cell office:value-type="string" office:value="tape">
            <text:p>t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市長がテープをカットした。">
            <text:p>市長がテープをカットした。</text:p>
          </table:table-cell>
          <table:table-cell office:value-type="string" office:value="しちょう が テープ を カット した。">
            <text:p>しちょう が テープ を カット した。</text:p>
          </table:table-cell>
          <table:table-cell office:value-type="string" office:value="The mayor cut the tape.">
            <text:p>The mayor cut the ta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八百屋">
            <text:p>八百屋</text:p>
          </table:table-cell>
          <table:table-cell office:value-type="string" office:value="やおや">
            <text:p>やおや</text:p>
          </table:table-cell>
          <table:table-cell office:value-type="string" office:value="greengrocery, vegetable shop">
            <text:p>greengrocery, vegetable sho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八百屋でみかんを買いました。">
            <text:p>八百屋でみかんを買いました。</text:p>
          </table:table-cell>
          <table:table-cell office:value-type="string" office:value="やおや で みかん を かいました。">
            <text:p>やおや で みかん を かいました。</text:p>
          </table:table-cell>
          <table:table-cell office:value-type="string" office:value="I bought tangerines at the vegetable shop.">
            <text:p>I bought tangerines at the vegetable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等学校">
            <text:p>高等学校</text:p>
          </table:table-cell>
          <table:table-cell office:value-type="string" office:value="こうとうがっこう">
            <text:p>こうとうがっこう</text:p>
          </table:table-cell>
          <table:table-cell office:value-type="string" office:value="high school">
            <text:p>high schoo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弟が高等学校を卒業しました。">
            <text:p>弟が高等学校を卒業しました。</text:p>
          </table:table-cell>
          <table:table-cell office:value-type="string" office:value="おとうと が こうとうがっこう を そつぎょう しました。">
            <text:p>おとうと が こうとうがっこう を そつぎょう しました。</text:p>
          </table:table-cell>
          <table:table-cell office:value-type="string" office:value="My little brother graduated from high school.">
            <text:p>My little brother graduated from high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番地">
            <text:p>番地</text:p>
          </table:table-cell>
          <table:table-cell office:value-type="string" office:value="ばんち">
            <text:p>ばんち</text:p>
          </table:table-cell>
          <table:table-cell office:value-type="string" office:value="land number">
            <text:p>land num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建物の番地は分かりますか。">
            <text:p>その建物の番地は分かりますか。</text:p>
          </table:table-cell>
          <table:table-cell office:value-type="string" office:value="その たてもの の ばんち は わかります か。">
            <text:p>その たてもの の ばんち は わかります か。</text:p>
          </table:table-cell>
          <table:table-cell office:value-type="string" office:value="Do you know the building's land number?">
            <text:p>Do you know the building's land numb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利息">
            <text:p>利息</text:p>
          </table:table-cell>
          <table:table-cell office:value-type="string" office:value="りそく">
            <text:p>りそく</text:p>
          </table:table-cell>
          <table:table-cell office:value-type="string" office:value="interest (to be received)">
            <text:p>interest (to be receive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預金には利息がつきます。">
            <text:p>預金には利息がつきます。</text:p>
          </table:table-cell>
          <table:table-cell office:value-type="string" office:value="よきん に は りそく が つきます。">
            <text:p>よきん に は りそく が つきます。</text:p>
          </table:table-cell>
          <table:table-cell office:value-type="string" office:value="Your savings will earn interest.">
            <text:p>Your savings will earn inter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悲鳴">
            <text:p>悲鳴</text:p>
          </table:table-cell>
          <table:table-cell office:value-type="string" office:value="ひめい">
            <text:p>ひめい</text:p>
          </table:table-cell>
          <table:table-cell office:value-type="string" office:value="shriek, scream (caused by surprise, pain, etc.)">
            <text:p>shriek, scream (caused by surprise, pain,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外から悲鳴が聞こえたな。">
            <text:p>外から悲鳴が聞こえたな。</text:p>
          </table:table-cell>
          <table:table-cell office:value-type="string" office:value="そと から ひめい が きこえた な。">
            <text:p>そと から ひめい が きこえた な。</text:p>
          </table:table-cell>
          <table:table-cell office:value-type="string" office:value="I heard a scream outside.">
            <text:p>I heard a scream out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労力">
            <text:p>労力</text:p>
          </table:table-cell>
          <table:table-cell office:value-type="string" office:value="ろうりょく">
            <text:p>ろうりょく</text:p>
          </table:table-cell>
          <table:table-cell office:value-type="string" office:value="labor or effort required for production">
            <text:p>labor or effort required for produ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仕事には時間と労力が必要です。">
            <text:p>仕事には時間と労力が必要です。</text:p>
          </table:table-cell>
          <table:table-cell office:value-type="string" office:value="しごと に は じかん と ろうりょく が ひつよう です。">
            <text:p>しごと に は じかん と ろうりょく が ひつよう です。</text:p>
          </table:table-cell>
          <table:table-cell office:value-type="string" office:value="Work requires time and effort.">
            <text:p>Work requires time and effo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い出す">
            <text:p>追い出す</text:p>
          </table:table-cell>
          <table:table-cell office:value-type="string" office:value="おいだす">
            <text:p>おいだす</text:p>
          </table:table-cell>
          <table:table-cell office:value-type="string" office:value="throw out, kick out">
            <text:p>throw out, kick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家から追い出された。">
            <text:p>彼は家から追い出された。</text:p>
          </table:table-cell>
          <table:table-cell office:value-type="string" office:value="かれ は いえ から おいだされた。">
            <text:p>かれ は いえ から おいだされた。</text:p>
          </table:table-cell>
          <table:table-cell office:value-type="string" office:value="He got kicked out from his house.">
            <text:p>He got kicked out from his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衣類">
            <text:p>衣類</text:p>
          </table:table-cell>
          <table:table-cell office:value-type="string" office:value="いるい">
            <text:p>いるい</text:p>
          </table:table-cell>
          <table:table-cell office:value-type="string" office:value="clothes (category)">
            <text:p>clothes (categor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衣類の整理をしたよ。">
            <text:p>衣類の整理をしたよ。</text:p>
          </table:table-cell>
          <table:table-cell office:value-type="string" office:value="いるい の せいり を した よ。">
            <text:p>いるい の せいり を した よ。</text:p>
          </table:table-cell>
          <table:table-cell office:value-type="string" office:value="I sorted out my clothes.">
            <text:p>I sorted out my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弱まる">
            <text:p>弱まる</text:p>
          </table:table-cell>
          <table:table-cell office:value-type="string" office:value="よわまる">
            <text:p>よわまる</text:p>
          </table:table-cell>
          <table:table-cell office:value-type="string" office:value="weaken, abate">
            <text:p>weaken, ab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夜になって風が弱まったね。">
            <text:p>夜になって風が弱まったね。</text:p>
          </table:table-cell>
          <table:table-cell office:value-type="string" office:value="よる に なって かぜ が よわまった ね。">
            <text:p>よる に なって かぜ が よわまった ね。</text:p>
          </table:table-cell>
          <table:table-cell office:value-type="string" office:value="The wind abated at night.">
            <text:p>The wind abated a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弱まる">
            <text:p>弱まる</text:p>
          </table:table-cell>
          <table:table-cell office:value-type="string" office:value="よわまる">
            <text:p>よわまる</text:p>
          </table:table-cell>
          <table:table-cell office:value-type="string" office:value="weaken, abate">
            <text:p>weaken, ab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夜になって風が弱まったね。">
            <text:p>夜になって風が弱まったね。</text:p>
          </table:table-cell>
          <table:table-cell office:value-type="string" office:value="よる に なって かぜ が よわまった ね。">
            <text:p>よる に なって かぜ が よわまった ね。</text:p>
          </table:table-cell>
          <table:table-cell office:value-type="string" office:value="The wind abated at night.">
            <text:p>The wind abated a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